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4591" officeooo:paragraph-rsid="001e4591"/>
    </style:style>
    <style:style style:name="P2" style:family="paragraph" style:parent-style-name="Standard">
      <style:paragraph-properties fo:text-align="center" style:justify-single-word="false"/>
      <style:text-properties officeooo:rsid="001e4591" officeooo:paragraph-rsid="001e4591"/>
    </style:style>
    <style:style style:name="P3" style:family="paragraph" style:parent-style-name="Standard">
      <style:text-properties officeooo:rsid="0025fac4" officeooo:paragraph-rsid="0025fac4"/>
    </style:style>
    <style:style style:name="P4" style:family="paragraph" style:parent-style-name="Standard">
      <style:text-properties fo:font-style="italic" officeooo:rsid="0025fac4" officeooo:paragraph-rsid="0025fac4" style:font-style-asian="italic" style:font-style-complex="italic"/>
    </style:style>
    <style:style style:name="P5" style:family="paragraph" style:parent-style-name="Standard">
      <style:text-properties fo:font-size="8pt" officeooo:rsid="001e4591" officeooo:paragraph-rsid="001e4591" style:font-size-asian="8pt" style:font-size-complex="8pt"/>
    </style:style>
    <style:style style:name="P6" style:family="paragraph" style:parent-style-name="Standard">
      <style:text-properties fo:font-size="8pt" officeooo:rsid="001e4591" officeooo:paragraph-rsid="0025fac4" style:font-size-asian="8pt" style:font-size-complex="8pt"/>
    </style:style>
    <style:style style:name="T1" style:family="text">
      <style:text-properties officeooo:rsid="001e4591"/>
    </style:style>
    <style:style style:name="T2" style:family="text">
      <style:text-properties officeooo:rsid="002040cd"/>
    </style:style>
    <style:style style:name="T3" style:family="text">
      <style:text-properties officeooo:rsid="0021f194"/>
    </style:style>
    <style:style style:name="T4" style:family="text">
      <style:text-properties officeooo:rsid="0023bbb9"/>
    </style:style>
    <style:style style:name="T5" style:family="text">
      <style:text-properties officeooo:rsid="0024d7c4"/>
    </style:style>
    <style:style style:name="T6" style:family="text">
      <style:text-properties officeooo:rsid="0025f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De Morgans’ Law<text:span text:style-name="T1">s<text:line-break/>for Unary Binary Functions</text:span></text:p>
      <text:p text:style-name="P2">by Sven Nilsen, 2019</text:p>
      <text:p text:style-name="P1"/>
      <text:p text:style-name="P4">In this paper I represent a higher order version of De Morgan’s laws for unary binary functions.</text:p>
      <text:p text:style-name="P1"/>
      <text:p text:style-name="P3">Given two unary binary functions `f` and `g`, their symmetric paths by `not` have the following laws:</text:p>
      <text:p text:style-name="P1"/>
      <text:p text:style-name="P1"><text:tab/>f[not] ∧ g[not]<text:tab/><text:tab/>&lt;=&gt;<text:tab/><text:tab/>(f ∨ g)[not]</text:p>
      <text:p text:style-name="P1"/>
      <text:p text:style-name="P1"><text:tab/>f[not] ∨ g[not]<text:tab/><text:tab/>&lt;=&gt;<text:tab/><text:tab/>(f ∧ g)[not]</text:p>
      <text:p text:style-name="P1"/>
      <text:p text:style-name="P1"><text:tab/>f : bool → bool</text:p>
      <text:p text:style-name="P1"><text:tab/>g : bool → bool</text:p>
      <text:p text:style-name="P1"/>
      <text:p text:style-name="P3">The laws were checked using an experimental automated theorem prover:</text:p>
      <text:p text:style-name="P1"/>
      <text:p text:style-name="P5"><text:tab/>false1[not] ∧ false1[not]<text:tab/>&lt;=&gt;<text:tab/>(false1 ∨ false1)[not]<text:tab/><text:tab/><text:span text:style-name="T2">ok</text:span></text:p>
      <text:p text:style-name="P5"><text:tab/>false1[not] ∧ not[not]<text:tab/><text:tab/>&lt;=&gt;<text:tab/>(false1 ∨ not)[not]<text:tab/><text:tab/><text:span text:style-name="T2">ok</text:span></text:p>
      <text:p text:style-name="P5"><text:tab/>false1[not] ∧ id[not]<text:tab/><text:tab/>&lt;=&gt;<text:tab/>(false1 ∨ id)[not]<text:tab/><text:tab/><text:span text:style-name="T3">ok</text:span></text:p>
      <text:p text:style-name="P5"><text:tab/>false1[not] ∧ true1[not]<text:tab/>&lt;=&gt;<text:tab/>(false1 ∨ true1)[not]<text:tab/><text:tab/><text:span text:style-name="T3">ok</text:span></text:p>
      <text:p text:style-name="P5"/>
      <text:p text:style-name="P5"><text:tab/>not[not] ∧ false1[not]<text:tab/><text:tab/>&lt;=&gt;<text:tab/>(not ∨ false1)[not]<text:tab/><text:tab/><text:span text:style-name="T4">ok</text:span></text:p>
      <text:p text:style-name="P5"><text:tab/>not[not] ∧ not[not]<text:tab/><text:tab/>&lt;=&gt;<text:tab/>(not ∨ not)[not]<text:tab/><text:tab/><text:span text:style-name="T4">ok</text:span></text:p>
      <text:p text:style-name="P5"><text:tab/>not[not] ∧ id[not]<text:tab/><text:tab/>&lt;=&gt;<text:tab/>(not ∨ id)[not]<text:tab/><text:tab/><text:span text:style-name="T4">ok</text:span></text:p>
      <text:p text:style-name="P5"><text:tab/>not[not] ∧ true1[not]<text:tab/><text:tab/>&lt;=&gt;<text:tab/>(not ∨ true1)[not]<text:tab/><text:tab/><text:span text:style-name="T5">ok</text:span></text:p>
      <text:p text:style-name="P5"/>
      <text:p text:style-name="P5"><text:tab/>id[not] ∧ false1[not]<text:tab/><text:tab/>&lt;=&gt;<text:tab/>(id ∨ false1)[not]<text:tab/><text:tab/><text:span text:style-name="T5">ok</text:span></text:p>
      <text:p text:style-name="P5"><text:tab/>id[not] ∧ not[not]<text:tab/><text:tab/>&lt;=&gt;<text:tab/>(id ∨ not)[not]<text:tab/><text:tab/><text:span text:style-name="T5">ok</text:span></text:p>
      <text:p text:style-name="P5"><text:tab/>id[not] ∧ id[not]<text:tab/><text:tab/>&lt;=&gt;<text:tab/>(id ∨ id)[not]<text:tab/><text:tab/><text:span text:style-name="T5">ok</text:span></text:p>
      <text:p text:style-name="P5"><text:tab/>id[not] ∧ true1[not]<text:tab/><text:tab/>&lt;=&gt;<text:tab/>(id ∨ true1)[not]<text:tab/><text:tab/><text:span text:style-name="T5">ok</text:span></text:p>
      <text:p text:style-name="P5"/>
      <text:p text:style-name="P5"><text:tab/>true1[not] ∧ false1[not]<text:tab/>&lt;=&gt;<text:tab/>(true1 ∨ false1)[not]<text:tab/><text:tab/><text:span text:style-name="T5">ok</text:span></text:p>
      <text:p text:style-name="P5"><text:tab/>true1[not] ∧ not[not]<text:tab/><text:tab/>&lt;=&gt;<text:tab/>(true1 ∨ not)[not]<text:tab/><text:tab/><text:span text:style-name="T5">ok</text:span></text:p>
      <text:p text:style-name="P5"><text:tab/>true1[not] ∧ id[not]<text:tab/><text:tab/>&lt;=&gt;<text:tab/>(true1 ∨ id)[not]<text:tab/><text:tab/><text:span text:style-name="T5">ok</text:span></text:p>
      <text:p text:style-name="P5"><text:tab/>true1[not] ∧ true1[not]<text:tab/>&lt;=&gt;<text:tab/>(true1 ∨ true1)[not]<text:tab/><text:tab/><text:span text:style-name="T5">ok</text:span></text:p>
      <text:p text:style-name="P6"><text:tab/></text:p>
      <text:p text:style-name="P6"><text:tab/>false1[not] ∨ false1[not]<text:tab/>&lt;=&gt;<text:tab/>(false1 ∧ false1)[not]<text:tab/><text:tab/><text:span text:style-name="T5">ok</text:span></text:p>
      <text:p text:style-name="P5"><text:tab/>false1[not] ∨ not[not]<text:tab/><text:tab/>&lt;=&gt;<text:tab/>(false1 ∧ not)[not]<text:tab/><text:tab/><text:span text:style-name="T6">ok</text:span></text:p>
      <text:p text:style-name="P5"><text:tab/>false1[not] ∨ id[not]<text:tab/><text:tab/>&lt;=&gt;<text:tab/>(false1 ∧ id)[not]<text:tab/><text:tab/><text:span text:style-name="T6">ok</text:span></text:p>
      <text:p text:style-name="P5"><text:tab/>false1[not] ∨ true1[not]<text:tab/>&lt;=&gt;<text:tab/>(false1 ∧ true1)[not]<text:tab/><text:tab/><text:span text:style-name="T6">ok</text:span></text:p>
      <text:p text:style-name="P5"/>
      <text:p text:style-name="P5"><text:tab/>not[not] ∨ false1[not]<text:tab/><text:tab/>&lt;=&gt;<text:tab/>(not ∧ false1)[not]<text:tab/><text:tab/><text:span text:style-name="T6">ok</text:span></text:p>
      <text:p text:style-name="P5"><text:tab/>not[not] ∨ not[not]<text:tab/><text:tab/>&lt;=&gt;<text:tab/>(not ∧ not)[not]<text:tab/><text:tab/><text:span text:style-name="T6">ok</text:span></text:p>
      <text:p text:style-name="P5"><text:tab/>not[not] ∨ id[not]<text:tab/><text:tab/>&lt;=&gt;<text:tab/>(not ∧ id)[not]<text:tab/><text:tab/><text:span text:style-name="T6">ok</text:span></text:p>
      <text:p text:style-name="P5"><text:tab/>not[not] ∨ true1[not]<text:tab/><text:tab/>&lt;=&gt;<text:tab/>(not ∧ true1)[not]<text:tab/><text:tab/><text:span text:style-name="T6">ok</text:span></text:p>
      <text:p text:style-name="P5"/>
      <text:p text:style-name="P5"><text:tab/>id[not] ∨ false1[not]<text:tab/><text:tab/>&lt;=&gt;<text:tab/>(id ∧ false1)[not]<text:tab/><text:tab/><text:span text:style-name="T6">ok</text:span></text:p>
      <text:p text:style-name="P5"><text:tab/>id[not] ∨ not[not]<text:tab/><text:tab/>&lt;=&gt;<text:tab/>(id ∧ not)[not]<text:tab/><text:tab/><text:span text:style-name="T6">ok</text:span></text:p>
      <text:p text:style-name="P5"><text:tab/>id[not] ∨ id[not]<text:tab/><text:tab/>&lt;=&gt;<text:tab/>(id ∧ id)[not]<text:tab/><text:tab/><text:span text:style-name="T6">ok</text:span></text:p>
      <text:p text:style-name="P5"><text:tab/>id[not] ∨ true1[not]<text:tab/><text:tab/>&lt;=&gt;<text:tab/>(id ∧ true1)[not]<text:tab/><text:tab/><text:span text:style-name="T6">ok</text:span></text:p>
      <text:p text:style-name="P5"/>
      <text:p text:style-name="P5"><text:tab/>true1[not] ∨ false1[not]<text:tab/>&lt;=&gt;<text:tab/>(true1 ∧ false1)[not]<text:tab/><text:tab/><text:span text:style-name="T6">ok</text:span></text:p>
      <text:p text:style-name="P5"><text:tab/>true1[not] ∨ not[not]<text:tab/><text:tab/>&lt;=&gt;<text:tab/>(true1 ∧ not)[not]<text:tab/><text:tab/><text:span text:style-name="T6">ok</text:span></text:p>
      <text:p text:style-name="P5"><text:tab/>true1[not] ∨ id[not]<text:tab/><text:tab/>&lt;=&gt;<text:tab/>(true1 ∧ id)[not]<text:tab/><text:tab/><text:span text:style-name="T6">ok</text:span></text:p>
      <text:p text:style-name="P5"><text:tab/>true1[not] ∨ true1[not]<text:tab/>&lt;=&gt;<text:tab/>(true1 ∧ true1)[not]<text:tab/><text:tab/><text:span text:style-name="T6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0:26:01.201257000</meta:creation-date>
    <dc:date>2019-09-02T21:54:07.872021000</dc:date>
    <meta:editing-duration>PT3M16S</meta:editing-duration>
    <meta:editing-cycles>1</meta:editing-cycles>
    <meta:document-statistic meta:table-count="0" meta:image-count="0" meta:object-count="0" meta:page-count="1" meta:paragraph-count="42" meta:word-count="337" meta:character-count="2037" meta:non-whitespace-character-count="1644"/>
    <meta:generator>LibreOffice/5.1.2.2$MacOSX_X86_64 LibreOffice_project/d3bf12ecb743fc0d20e0be0c58ca359301eb705f</meta:generator>
  </office:meta>
</office:document-meta>
</file>